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3" style:parent-style-name="Normaali" style:family="paragraph">
      <style:paragraph-properties fo:margin-top="0in" fo:margin-bottom="0in"/>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Väljä reikä</text:p>
      <text:p text:style-name="P5"/>
      <text:p text:style-name="P6">02 marras 2015</text:p>
      <text:p text:style-name="P7"/>
      <text:p text:style-name="P8">Olen 44 v cd tytsy. Tykkään pitkistä panoista, joissa peräsuolessa voi olla pari dildoa ja miehen kalu. Tykkään myös fistauksesta ja paikkani ovat kovilla pitkiä aikoja. Joskus pidän isoa tappia (80 mm) sisällä koko päivän. Reikäni on löystynyt tosi paljon ja minua huolestuttaa palautuuko reikä yhtään jos lopetan anaalileikit. Mitä asialle voi tehdä?</text:p>
      <text:p text:style-name="P9"/>
      <text:p text:style-name="P10">[Nimimerkki poistettu]</text:p>
      <text:p text:style-name="P11"/>
      <text:p text:style-name="P12">Vastaus</text:p>
      <text:p text:style-name="P13"/>
      <text:p text:style-name="P14">Hei!</text:p>
      <text:p text:style-name="P15"><text:line-break/>Kerrot että peräaukkosi ja –suolesi on kovilla pitkiäkin aikoja ja olet todennut että reikäsi on löystynyt tosi paljon. Nyt olet huolissasi siitä jääkö anaalisi löysäksi näiden leikkien seurauksena.<text:s/><text:line-break/><text:line-break/>Suolistohan on hyvin joustava<text:s/>rakenne, mutta sulkijalihakset, joista ulompi on peräaukon kohdalla ja toinen hieman sisemmällä, ovat joutuneet pitkäkestoisissa anaalileikeissäsi kyllä koville. Oletko huomannut vaikeuksia ulosteen pidättämisessä? Jos et, niin tilanne ei ehkä ole vielä hälyttävä, mutta sinun kannattaa vakavasti harkita leikkiesi olennaista vähentämistä ja miedontamista tai niistä vähitellen luopumista välttyäksesi ns. anaali-inkontinessilta eli ulosteen pidättämisvaikeudelta. Suosittelen että käyt tarkistuttamassa sulkijalistasi tilanteen yleislääkärillä tai lääkärillä joka on perehtynyt inkontinessi-ongelmien hoitoon. Lääkärin tehtävänä ei ole moralisoida asiakkaiden seksuaalista käyttäytymistä vaan diagnosoida terveysriskit ja -ongelmat sekä määritellä mahdollinen hoidon<text:s/>tarve ja hoitomuoto.<text:line-break/><text:line-break/>Onneksi sulkijalihaksia, jos niissä ei ole repeytymiä, voi treenata siinä kuin muitakin lihaksia. Sulkijalihasten kuntoa voit treenata lantionpohjan lihasharjoituksella ks. http://www.tena.fi/ammattihoitajat/inkontinenssin-hallintakeskus/eri-inkontinenssityypit-ja-aiheuttajat/pelvic-floor-exercise/ . Jos taas on käynyt niin että sulkijalihaksiin on tullut palautumattomia repeytymiä, joiden seurauksena on vaikeus pidättää ulostamista, niin silloin kyseeseen voi tulla niiden leikkaushoito. Siitä saat yleistietoa tästä lääkäreille suunnatusta artikkelista: http://www.duodecimlehti.fi/web/guest/arkisto?p_p_id=Article_WAR_DL6_Articleportlet&amp;p_p_action=1&amp;p_p_state=maximized&amp;viewType=viewArticle&amp;tunnus=duo97787<text:line-break/><text:line-break/>Oletan että anaalileikit ovat tuoneet sinulla paljon vahvaa nautintoa. Olet ehkä tullut niistä jonkin verran riippuvaiseksikin. Olen iloinen että otat nyt huomioon myös oman terveytesi ja kehosi joustavuuden rajat, niin että voit nauttia myös tulevista vuosista täysin rinnoi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2:03:00Z</meta:creation-date>
    <dc:date>2023-01-16T12:03:00Z</dc:date>
    <meta:template xlink:href="Normal.dotm" xlink:type="simple"/>
    <meta:editing-cycles>1</meta:editing-cycles>
    <meta:editing-duration>PT0S</meta:editing-duration>
    <meta:document-statistic meta:page-count="1" meta:paragraph-count="5" meta:word-count="306" meta:character-count="2786" meta:row-count="20" meta:non-whitespace-character-count="2485"/>
  </office:meta>
</office:document-meta>
</file>